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ear Vanessa,</text:p>
      <text:p text:style-name="Standard">I want to take a minute to thank you for allowing Gavin to take the weekend trip to Mount Rainier. I know the sacrifices he's made to make this happen, but I also realize the sacrifices that you've made and I don't want those to go unappreciated or undervalued. This includes not just this trip, but all the months of training that forfeited countless hours of quality time with you. If any of the training and/or weekend put stress or strain on your relationship, I apologize. But I also want you to know that this adventure served its purposes in a great way. </text:p>
      <text:p text:style-name="Standard"/>
      <text:p text:style-name="Standard">I was always in it for two things: to have fun and to encourage each other to be in better shape for our spouses and kids. We had such a good time together and bonded in the car, around camp, and at the cabin. One of the best things about our time together was how much we all supported and encouraged each other, regardless of how tired we were. We will carry countless memories from this trip, one of which is “I don't want to run up that mountain ever again.” We have a special group of friends that I am incredibly thankful for, and they have amazing spouses to support them through endeavors such as this. </text:p>
      <text:p text:style-name="Standard"/>
      <text:p text:style-name="Standard">We also saw some awesome progress with our overall health. Sure, Gavin came back limping more than ever before, but collectively our team lost more than 100 pounds over the last six months of running. I know first-hand the positive effect this can have on our attitudes and energy levels to put towards things that are important to us and so I hope you see this from Gavin. It takes so long to develop healthy habits and it takes just a couple weeks to revert all the way back to where we were, so my hope is that we continue some of the routines that have gotten us to this point. Since the race is over and we don't have a common goal to work towards, I'm hoping to enlist you to encourage and support Gavin so that an active, healthy lifestyle remains his routine, albeit with fewer sacrifices to your relationship. <text:s/></text:p>
      <text:p text:style-name="Standard"/>
      <text:p text:style-name="Standard">I also hope that Gavin thanks you, not just with words, but with a romantic dinner or a relaxing weekend for yourself. We appreciate you!</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yler Jaquish</meta:initial-creator>
    <meta:creation-date>2019-08-26T10:23:59.97</meta:creation-date>
    <dc:date>2019-08-26T11:15:15.62</dc:date>
    <dc:creator>Tyler Jaquish</dc:creator>
    <meta:editing-duration>PT8M29S</meta:editing-duration>
    <meta:editing-cycles>2</meta:editing-cycles>
    <meta:generator>OpenOffice/4.1.6$Win32 OpenOffice.org_project/416m1$Build-9790</meta:generator>
    <meta:document-statistic meta:table-count="0" meta:image-count="0" meta:object-count="0" meta:page-count="1" meta:paragraph-count="5" meta:word-count="399" meta:character-count="2143"/>
  </office:meta>
</office:document-meta>
</file>